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Comic Sans MS" fo:font-size="32pt" officeooo:rsid="001e22d1" officeooo:paragraph-rsid="001e22d1" style:font-size-asian="32pt" style:font-size-complex="32pt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5.189in" svg:y="4.8134in" svg:width="2.4417in" svg:height="1.8161in" draw:z-index="0">
        <draw:image xlink:href="http://www.element14.com/community/servlet/JiveServlet/showImage/38-15191-193400/piface-installed.jpg?01RI=AC1A54DEC168CEA,cm:akamai.mathtag.com%2Fevent%2Fimg%3Fakam_state%3D0%26no_log%26mt_nsync%26mm_bnc%26relay%3Dhttp%253A%252F%252Fak-sync.datasvc.mediamath.com%252Ffcgi.insight-drp%253Furl%253D-%2526referer%253Drelaytest%2526ip_address%253D127.0.0.1%2526cpcode%253D52202%2526akid%253D3S74ORvBKhnoYm3JIHwADZ04i2jtqRcb45ufJNL5FK_d02iyEV8iVPw%2526blob-id%253D7%2526blob%253D%255BMM_UUID%255D%255Cr%255Cn&amp;01NA=ck&amp;" xlink:type="simple" xlink:show="embed" xlink:actuate="onLoad"/>
      </draw:frame>
      <draw:frame draw:style-name="fr2" draw:name="graphics3" text:anchor-type="page" text:anchor-page-number="1" svg:x="4.3555in" svg:y="2.8256in" svg:width="2.5772in" svg:height="1.9882in" draw:z-index="1">
        <draw:image xlink:href="http://blog.adafruit.com/wp-content/uploads/2012/09/window-333.jpg" xlink:type="simple" xlink:show="embed" xlink:actuate="onLoad"/>
      </draw:frame>
      <text:h text:style-name="Heading_20_1" text:outline-level="1">Raspberry Pi Internet Radio</text:h>
      <text:p text:style-name="P1">Grant Root</text:p>
      <text:p text:style-name="P1"/>
      <text:p text:style-name="Text_20_body">This simple device will play music from a variety of Internet radio stations. You can connect it to your stereo system or to a dedicated set of speakers. The control programs are written in Python.</text:p>
      <text:h text:style-name="Heading_20_2" text:outline-level="2">Parts</text:h>
      <text:list xml:id="list7511571274134631355" text:style-name="L1">
        <text:list-item>
          <text:p text:style-name="P3">Raspberry Pi Model B Revision 1.0 (256MB RAM)</text:p>
        </text:list-item>
      </text:list>
      <text:p text:style-name="Text_20_body"/>
      <text:p text:style-name="Text_20_body"/>
      <text:p text:style-name="Text_20_body"/>
      <text:list xml:id="list121536245969008" text:continue-numbering="true" text:style-name="L1">
        <text:list-item>
          <text:p text:style-name="P3">PiFace Control and Display board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121537883841079" text:continue-numbering="true" text:style-name="L1">
        <text:list-item>
          <text:p text:style-name="P3">5V 1A Raspberry Pi power supply</text:p>
        </text:list-item>
        <text:list-item>
          <text:p text:style-name="P3">8GB SD card</text:p>
        </text:list-item>
        <text:list-item>
          <text:p text:style-name="P3">Camden Boss Carbon Fiber PiFace Control and Display case</text:p>
        </text:list-item>
        <text:list-item>
          <text:p text:style-name="P3">Gear Head UH2100 USB 2.0 Hub</text:p>
        </text:list-item>
        <text:list-item>
          <text:p text:style-name="P3">Wi-Pi USB wireless-N adapter</text:p>
        </text:list-item>
        <text:list-item>
          <text:p text:style-name="P3"><text:bookmark text:name="title"/><text:bookmark text:name="productTitle"/>Syba SD-CM-UAUD USB stereo audio adapter</text:p>
        </text:list-item>
      </text:list>
      <text:p text:style-name="Text_20_body"/>
      <text:p text:style-name="P4">Try out the remote control!</text:p>
      <text:h text:style-name="P5" text:outline-level="2">Demo Notes</text:h>
      <text:p text:style-name="P2"/>
      <text:p text:style-name="P2">Username: pi</text:p>
      <text:p text:style-name="P2">Password: dlug</text:p>
      <text:p text:style-name="P2"/>
      <text:p text:style-name="P2">Press <text:span text:style-name="T1">System Info</text:span> key in Standby mode to get the IP add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Comic Sans MS1" fo:font-family="'Comic Sans MS'" style:font-style-name="Bold" style:font-family-generic="script" style:font-pitch="variable" fo:font-size="200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2:44:54</meta:creation-date>
    <dc:date>2015-02-13T12:15:33.876047901</dc:date>
    <meta:editing-duration>PT17M44S</meta:editing-duration>
    <meta:editing-cycles>6</meta:editing-cycles>
    <meta:generator>LibreOffice/4.3.3.2$Linux_X86_64 LibreOffice_project/430m0$Build-2</meta:generator>
    <meta:document-statistic meta:table-count="0" meta:image-count="2" meta:object-count="0" meta:page-count="2" meta:paragraph-count="17" meta:word-count="120" meta:character-count="641" meta:non-whitespace-character-count="546"/>
  </office:meta>
</office:document-meta>
</file>